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automatic-styles>
    <style:style style:name="P1" style:family="paragraph" style:parent-style-name="Standard">
      <style:text-properties officeooo:rsid="0012608b" officeooo:paragraph-rsid="0012608b"/>
    </style:style>
    <style:style style:name="P2" style:family="paragraph" style:parent-style-name="Standard">
      <style:text-properties officeooo:rsid="0012608b" officeooo:paragraph-rsid="0013e3a1"/>
    </style:style>
    <style:style style:name="P3" style:family="paragraph" style:parent-style-name="Standard">
      <style:text-properties fo:font-weight="bold" officeooo:rsid="0012608b" officeooo:paragraph-rsid="0012608b" style:font-weight-asian="bold" style:font-weight-complex="bold"/>
    </style:style>
    <style:style style:name="P4" style:family="paragraph" style:parent-style-name="Standard">
      <style:text-properties fo:color="#000000" loext:opacity="100%" style:font-name="inherit" fo:font-size="11pt" officeooo:paragraph-rsid="001c8d08" style:font-name-asian="Times New Roman1" style:font-size-asian="11pt" style:language-asian="en" style:country-asian="GB" style:font-name-complex="Calibri2" style:font-size-complex="11pt"/>
    </style:style>
    <style:style style:name="P5" style:family="paragraph" style:parent-style-name="Standard">
      <style:paragraph-properties fo:margin-left="0.751cm" fo:margin-right="0cm" fo:text-indent="-0.635cm" style:auto-text-indent="false"/>
      <style:text-properties fo:color="#000000" loext:opacity="100%" style:font-name="Calibri1" officeooo:paragraph-rsid="001c8d08" style:font-name-asian="Times New Roman1" style:language-asian="en" style:country-asian="GB" style:font-name-complex="Calibri2"/>
    </style:style>
    <style:style style:name="P6" style:family="paragraph" style:parent-style-name="Standard">
      <style:paragraph-properties fo:margin-left="0.751cm" fo:margin-right="0cm" fo:text-indent="0cm" style:auto-text-indent="false"/>
      <style:text-properties officeooo:rsid="001eae58" officeooo:paragraph-rsid="001eae58"/>
    </style:style>
    <style:style style:name="P7" style:family="paragraph" style:parent-style-name="Standard">
      <style:text-properties officeooo:paragraph-rsid="0012608b"/>
    </style:style>
    <style:style style:name="P8" style:family="paragraph" style:parent-style-name="List_20_Paragraph" style:list-style-name="WWNum1">
      <style:paragraph-properties fo:margin-left="0.751cm" fo:margin-right="0cm" fo:text-indent="-0.635cm" style:auto-text-indent="false"/>
      <style:text-properties fo:color="#000000" loext:opacity="100%" style:font-name="Calibri1" fo:font-size="11pt" officeooo:paragraph-rsid="001c8d08" style:font-name-asian="Times New Roman1" style:font-size-asian="11pt" style:language-asian="en" style:country-asian="GB" style:font-name-complex="Calibri2" style:font-size-complex="11pt"/>
    </style:style>
    <style:style style:name="P9" style:family="paragraph" style:parent-style-name="List_20_Paragraph" style:list-style-name="WWNum1">
      <style:paragraph-properties fo:margin-left="0.751cm" fo:margin-right="0cm" fo:text-indent="-0.635cm" style:auto-text-indent="false"/>
      <style:text-properties fo:color="#000000" loext:opacity="100%" style:font-name="Calibri1" fo:font-size="11pt" officeooo:paragraph-rsid="00303d05" style:font-name-asian="Times New Roman1" style:font-size-asian="11pt" style:language-asian="en" style:country-asian="GB" style:font-name-complex="Calibri2" style:font-size-complex="11pt"/>
    </style:style>
    <style:style style:name="P10" style:family="paragraph" style:parent-style-name="List_20_Paragraph" style:list-style-name="WWNum2">
      <style:text-properties fo:color="#000000" loext:opacity="100%" style:font-name="Calibri1" fo:font-size="11pt" officeooo:paragraph-rsid="001c8d08" style:font-name-asian="Times New Roman1" style:font-size-asian="11pt" style:language-asian="en" style:country-asian="GB" style:font-name-complex="Calibri2" style:font-size-complex="11pt"/>
    </style:style>
    <style:style style:name="P11" style:family="paragraph" style:parent-style-name="List_20_Paragraph" style:list-style-name="WWNum2">
      <style:text-properties fo:color="#000000" loext:opacity="100%" style:font-name="Calibri1" fo:font-size="11pt" officeooo:rsid="002480b4" officeooo:paragraph-rsid="002480b4" style:font-name-asian="Times New Roman1" style:font-size-asian="11pt" style:language-asian="en" style:country-asian="GB" style:font-name-complex="Calibri2" style:font-size-complex="11pt"/>
    </style:style>
    <style:style style:name="P12" style:family="paragraph" style:parent-style-name="List_20_Paragraph" style:list-style-name="WWNum2">
      <style:text-properties fo:color="#000000" loext:opacity="100%" style:font-name="Calibri1" fo:font-size="11pt" officeooo:rsid="0027a10d" officeooo:paragraph-rsid="0027a10d" style:font-name-asian="Times New Roman1" style:font-size-asian="11pt" style:language-asian="en" style:country-asian="GB" style:font-name-complex="Calibri2" style:font-size-complex="11pt"/>
    </style:style>
    <style:style style:name="P13" style:family="paragraph" style:parent-style-name="List_20_Paragraph" style:list-style-name="WWNum3">
      <style:text-properties fo:color="#000000" loext:opacity="100%" style:font-name="Calibri1" fo:font-size="11pt" officeooo:paragraph-rsid="001c8d08" style:font-name-asian="Times New Roman1" style:font-size-asian="11pt" style:language-asian="en" style:country-asian="GB" style:font-name-complex="Calibri2" style:font-size-complex="11pt"/>
    </style:style>
    <style:style style:name="P14" style:family="paragraph" style:parent-style-name="List_20_Paragraph" style:list-style-name="WWNum3">
      <style:text-properties fo:color="#000000" loext:opacity="100%" style:font-name="Calibri1" fo:font-size="11pt" officeooo:paragraph-rsid="00303d05" style:font-name-asian="Times New Roman1" style:font-size-asian="11pt" style:language-asian="en" style:country-asian="GB" style:font-name-complex="Calibri2" style:font-size-complex="11pt"/>
    </style:style>
    <style:style style:name="P15" style:family="paragraph" style:parent-style-name="List_20_Paragraph" style:list-style-name="WWNum3">
      <style:text-properties fo:color="#000000" loext:opacity="100%" style:font-name="Calibri1" fo:font-size="11pt" officeooo:rsid="0025f1eb" officeooo:paragraph-rsid="0025f1eb" style:font-name-asian="Times New Roman1" style:font-size-asian="11pt" style:language-asian="en" style:country-asian="GB" style:font-name-complex="Calibri2" style:font-size-complex="11pt"/>
    </style:style>
    <style:style style:name="P16" style:family="paragraph" style:parent-style-name="List_20_Paragraph" style:list-style-name="WWNum3">
      <style:text-properties fo:color="#000000" loext:opacity="100%" style:font-name="Calibri1" fo:font-size="11pt" officeooo:rsid="0025f1eb" officeooo:paragraph-rsid="00303d05" style:font-name-asian="Times New Roman1" style:font-size-asian="11pt" style:language-asian="en" style:country-asian="GB" style:font-name-complex="Calibri2" style:font-size-complex="11pt"/>
    </style:style>
    <style:style style:name="P17" style:family="paragraph" style:parent-style-name="List_20_Paragraph" style:list-style-name="WWNum3">
      <style:text-properties fo:color="#000000" loext:opacity="100%" style:font-name="Calibri1" fo:font-size="11pt" officeooo:rsid="00299fd3" officeooo:paragraph-rsid="00299fd3" style:font-name-asian="Times New Roman1" style:font-size-asian="11pt" style:language-asian="en" style:country-asian="GB" style:font-name-complex="Calibri2" style:font-size-complex="11pt"/>
    </style:style>
    <style:style style:name="P18" style:family="paragraph" style:parent-style-name="List_20_Paragraph" style:list-style-name="WWNum3">
      <style:text-properties fo:color="#000000" loext:opacity="100%" style:font-name="Calibri1" fo:font-size="11pt" officeooo:rsid="00299fd3" officeooo:paragraph-rsid="00303d05" style:font-name-asian="Times New Roman1" style:font-size-asian="11pt" style:language-asian="en" style:country-asian="GB" style:font-name-complex="Calibri2" style:font-size-complex="11pt"/>
    </style:style>
    <style:style style:name="P19" style:family="paragraph" style:parent-style-name="List_20_Paragraph" style:list-style-name="WWNum3">
      <style:text-properties fo:color="#000000" loext:opacity="100%" style:font-name="Calibri1" fo:font-size="11pt" officeooo:rsid="002c6d8e" officeooo:paragraph-rsid="002c6d8e" style:font-name-asian="Times New Roman1" style:font-size-asian="11pt" style:language-asian="en" style:country-asian="GB" style:font-name-complex="Calibri2" style:font-size-complex="11pt"/>
    </style:style>
    <style:style style:name="P20" style:family="paragraph" style:parent-style-name="List_20_Paragraph" style:list-style-name="WWNum3">
      <style:text-properties fo:color="#000000" loext:opacity="100%" style:font-name="Calibri1" fo:font-size="11pt" officeooo:rsid="002c6d8e" officeooo:paragraph-rsid="00303d05" style:font-name-asian="Times New Roman1" style:font-size-asian="11pt" style:language-asian="en" style:country-asian="GB" style:font-name-complex="Calibri2" style:font-size-complex="11pt"/>
    </style:style>
    <style:style style:name="P21" style:family="paragraph" style:parent-style-name="List_20_Paragraph" style:list-style-name="WWNum4">
      <style:text-properties fo:color="#000000" loext:opacity="100%" style:font-name="Calibri1" fo:font-size="11pt" officeooo:rsid="002c6d8e" officeooo:paragraph-rsid="002c6d8e" style:font-name-asian="Times New Roman1" style:font-size-asian="11pt" style:language-asian="en" style:country-asian="GB" style:font-name-complex="Calibri2" style:font-size-complex="11pt"/>
    </style:style>
    <style:style style:name="P22" style:family="paragraph" style:parent-style-name="List_20_Paragraph" style:list-style-name="WWNum4">
      <style:text-properties fo:color="#000000" loext:opacity="100%" style:font-name="Calibri1" fo:font-size="11pt" officeooo:rsid="002c6d8e" officeooo:paragraph-rsid="00303d05" style:font-name-asian="Times New Roman1" style:font-size-asian="11pt" style:language-asian="en" style:country-asian="GB" style:font-name-complex="Calibri2" style:font-size-complex="11pt"/>
    </style:style>
    <style:style style:name="P23" style:family="paragraph" style:parent-style-name="List_20_Paragraph" style:list-style-name="WWNum4">
      <style:text-properties fo:color="#000000" loext:opacity="100%" style:font-name="Calibri1" fo:font-size="11pt" officeooo:rsid="001fde2f" officeooo:paragraph-rsid="001fde2f" style:font-name-asian="Times New Roman1" style:font-size-asian="11pt" style:language-asian="en" style:country-asian="GB" style:font-name-complex="Calibri2" style:font-size-complex="11pt"/>
    </style:style>
    <style:style style:name="P24" style:family="paragraph" style:parent-style-name="List_20_Paragraph" style:list-style-name="WWNum4">
      <style:text-properties fo:color="#000000" loext:opacity="100%" style:font-name="Calibri1" fo:font-size="11pt" officeooo:rsid="001fde2f" officeooo:paragraph-rsid="00303d05" style:font-name-asian="Times New Roman1" style:font-size-asian="11pt" style:language-asian="en" style:country-asian="GB" style:font-name-complex="Calibri2" style:font-size-complex="11pt"/>
    </style:style>
    <style:style style:name="P25" style:family="paragraph" style:parent-style-name="List_20_Paragraph" style:list-style-name="WWNum4">
      <style:text-properties fo:color="#000000" loext:opacity="100%" style:font-name="Calibri1" fo:font-size="11pt" officeooo:paragraph-rsid="001c8d08" style:font-name-asian="Times New Roman1" style:font-size-asian="11pt" style:language-asian="en" style:country-asian="GB" style:font-name-complex="Calibri2" style:font-size-complex="11pt"/>
    </style:style>
    <style:style style:name="P26" style:family="paragraph" style:parent-style-name="List_20_Paragraph" style:list-style-name="WWNum4">
      <style:text-properties fo:color="#000000" loext:opacity="100%" style:font-name="Calibri1" fo:font-size="11pt" officeooo:paragraph-rsid="00303d05" style:font-name-asian="Times New Roman1" style:font-size-asian="11pt" style:language-asian="en" style:country-asian="GB" style:font-name-complex="Calibri2" style:font-size-complex="11pt"/>
    </style:style>
    <style:style style:name="P27" style:family="paragraph" style:parent-style-name="List_20_Paragraph" style:list-style-name="WWNum5">
      <style:text-properties fo:color="#000000" loext:opacity="100%" style:font-name="Calibri1" fo:font-size="11pt" officeooo:paragraph-rsid="001c8d08" style:font-name-asian="Times New Roman1" style:font-size-asian="11pt" style:language-asian="en" style:country-asian="GB" style:font-name-complex="Calibri2" style:font-size-complex="11pt"/>
    </style:style>
    <style:style style:name="P28" style:family="paragraph" style:parent-style-name="List_20_Paragraph" style:list-style-name="WWNum5">
      <style:text-properties fo:color="#000000" loext:opacity="100%" style:font-name="Calibri1" fo:font-size="11pt" officeooo:paragraph-rsid="00303d05" style:font-name-asian="Times New Roman1" style:font-size-asian="11pt" style:language-asian="en" style:country-asian="GB" style:font-name-complex="Calibri2" style:font-size-complex="11pt"/>
    </style:style>
    <style:style style:name="P29" style:family="paragraph" style:parent-style-name="List_20_Paragraph" style:list-style-name="WWNum1">
      <style:paragraph-properties fo:margin-left="0.116cm" fo:margin-right="0cm" fo:text-indent="0cm" style:auto-text-indent="false"/>
      <style:text-properties fo:color="#000000" loext:opacity="100%" style:font-name="Calibri1" fo:font-size="11pt" officeooo:rsid="00303d05" officeooo:paragraph-rsid="0033155d" style:font-name-asian="Times New Roman1" style:font-size-asian="11pt" style:language-asian="en" style:country-asian="GB" style:font-name-complex="Calibri2" style:font-size-complex="11pt"/>
    </style:style>
    <style:style style:name="P30" style:family="paragraph" style:parent-style-name="List_20_Paragraph">
      <style:paragraph-properties fo:margin-left="0.116cm" fo:margin-right="0cm" fo:text-indent="0cm" style:auto-text-indent="false"/>
      <style:text-properties fo:color="#000000" loext:opacity="100%" style:font-name="Calibri1" fo:font-size="11pt" officeooo:rsid="00303d05" officeooo:paragraph-rsid="0033155d" style:font-name-asian="Times New Roman1" style:font-size-asian="11pt" style:language-asian="en" style:country-asian="GB" style:font-name-complex="Calibri2" style:font-size-complex="11pt"/>
    </style:style>
    <style:style style:name="P31" style:family="paragraph" style:parent-style-name="List_20_Paragraph" style:list-style-name="L5">
      <style:text-properties fo:color="#000000" loext:opacity="100%" style:font-name="Calibri1" fo:font-size="11pt" officeooo:rsid="00384c6b" officeooo:paragraph-rsid="00384c6b" style:font-name-asian="Times New Roman1" style:font-size-asian="11pt" style:language-asian="en" style:country-asian="GB" style:font-name-complex="Calibri2" style:font-size-complex="11pt"/>
    </style:style>
    <style:style style:name="P32" style:family="paragraph" style:parent-style-name="List_20_Paragraph" style:list-style-name="L5">
      <style:text-properties fo:color="#000000" loext:opacity="100%" style:font-name="Calibri1" fo:font-size="11pt" officeooo:rsid="00389e2c" officeooo:paragraph-rsid="00389e2c" style:font-name-asian="Times New Roman1" style:font-size-asian="11pt" style:language-asian="en" style:country-asian="GB" style:font-name-complex="Calibri2" style:font-size-complex="11pt"/>
    </style:style>
    <style:style style:name="P33" style:family="paragraph" style:parent-style-name="List_20_Paragraph" style:list-style-name="WWNum1">
      <style:paragraph-properties fo:margin-left="0cm" fo:margin-right="0cm" fo:text-indent="0cm" style:auto-text-indent="false"/>
      <style:text-properties fo:color="#000000" loext:opacity="100%" style:font-name="Calibri1" fo:font-size="11pt" officeooo:rsid="00389e2c" officeooo:paragraph-rsid="00389e2c" style:font-name-asian="Times New Roman1" style:font-size-asian="11pt" style:language-asian="en" style:country-asian="GB" style:font-name-complex="Calibri2" style:font-size-complex="11pt"/>
    </style:style>
    <style:style style:name="P34" style:family="paragraph" style:parent-style-name="List_20_Paragraph" style:list-style-name="L5">
      <style:text-properties fo:color="#000000" loext:opacity="100%" style:font-name="Calibri1" fo:font-size="11pt" officeooo:rsid="003a5124" officeooo:paragraph-rsid="003a5124" style:font-name-asian="Times New Roman1" style:font-size-asian="11pt" style:language-asian="en" style:country-asian="GB" style:font-name-complex="Calibri2" style:font-size-complex="11pt"/>
    </style:style>
    <style:style style:name="P35" style:family="paragraph" style:parent-style-name="List_20_Paragraph" style:list-style-name="L5">
      <style:text-properties fo:color="#000000" loext:opacity="100%" style:font-name="Calibri1" fo:font-size="11pt" officeooo:rsid="003baacd" officeooo:paragraph-rsid="003baacd" style:font-name-asian="Times New Roman1" style:font-size-asian="11pt" style:language-asian="en" style:country-asian="GB" style:font-name-complex="Calibri2" style:font-size-complex="11pt"/>
    </style:style>
    <style:style style:name="P36" style:family="paragraph" style:parent-style-name="List_20_Paragraph" style:list-style-name="WWNum3">
      <style:text-properties fo:color="#000000" loext:opacity="100%" style:font-name="Calibri1" fo:font-size="11pt" officeooo:rsid="003baacd" officeooo:paragraph-rsid="003baacd" style:font-name-asian="Times New Roman1" style:font-size-asian="11pt" style:language-asian="en" style:country-asian="GB" style:font-name-complex="Calibri2" style:font-size-complex="11pt"/>
    </style:style>
    <style:style style:name="P37" style:family="paragraph" style:parent-style-name="List_20_Paragraph" style:list-style-name="WWNum4">
      <style:text-properties fo:color="#000000" loext:opacity="100%" style:font-name="Calibri1" fo:font-size="11pt" officeooo:rsid="003d9fce" officeooo:paragraph-rsid="003d9fce" style:font-name-asian="Times New Roman1" style:font-size-asian="11pt" style:language-asian="en" style:country-asian="GB" style:font-name-complex="Calibri2" style:font-size-complex="11pt"/>
    </style:style>
    <style:style style:name="P38" style:family="paragraph" style:parent-style-name="List_20_Paragraph" style:list-style-name="WWNum1">
      <style:paragraph-properties fo:margin-left="0.116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2" style:font-size-complex="11pt" style:font-weight-complex="bold"/>
    </style:style>
    <style:style style:name="P39" style:family="paragraph" style:parent-style-name="List_20_Paragraph" style:list-style-name="WWNum1">
      <style:paragraph-properties fo:margin-left="0cm" fo:margin-right="0cm" fo:text-indent="0cm" style:auto-text-indent="false"/>
      <style:text-properties fo:color="#000000" loext:opacity="100%" style:font-name="Calibri1" fo:font-size="11pt" fo:font-weight="bold" officeooo:paragraph-rsid="00303d05" style:font-name-asian="Times New Roman1" style:font-size-asian="11pt" style:language-asian="en" style:country-asian="GB" style:font-weight-asian="bold" style:font-name-complex="Calibri2" style:font-size-complex="11pt" style:font-weight-complex="bold"/>
    </style:style>
    <style:style style:name="P40" style:family="paragraph" style:parent-style-name="List_20_Paragraph" style:list-style-name="L3">
      <style:paragraph-properties fo:margin-left="0cm" fo:margin-right="0cm" fo:text-indent="0cm" style:auto-text-indent="false"/>
      <style:text-properties style:text-underline-style="solid" style:text-underline-width="auto" style:text-underline-color="font-color" fo:font-weight="bold" officeooo:paragraph-rsid="00303d05" style:font-weight-asian="bold" style:font-weight-complex="bold"/>
    </style:style>
    <style:style style:name="P41" style:family="paragraph" style:parent-style-name="List_20_Paragraph">
      <style:paragraph-properties fo:margin-left="0cm" fo:margin-right="0cm" fo:text-indent="0cm" style:auto-text-indent="false"/>
      <style:text-properties officeooo:paragraph-rsid="0034e345"/>
    </style:style>
    <style:style style:name="P42" style:family="paragraph" style:parent-style-name="List_20_Paragraph" style:list-style-name="L4">
      <style:text-properties officeooo:rsid="0034e345" officeooo:paragraph-rsid="0034e345"/>
    </style:style>
    <style:style style:name="P43" style:family="paragraph" style:parent-style-name="List_20_Paragraph" style:list-style-name="L4">
      <style:text-properties officeooo:paragraph-rsid="0034e345"/>
    </style:style>
    <style:style style:name="P44" style:family="paragraph" style:parent-style-name="List_20_Paragraph" style:list-style-name="L4">
      <style:text-properties officeooo:paragraph-rsid="00368aad"/>
    </style:style>
    <style:style style:name="P45" style:family="paragraph" style:parent-style-name="List_20_Paragraph" style:list-style-name="L4">
      <style:paragraph-properties fo:margin-left="0cm" fo:margin-right="0cm" fo:text-indent="0cm" style:auto-text-indent="false"/>
      <style:text-properties officeooo:paragraph-rsid="00368aad"/>
    </style:style>
    <style:style style:name="P46" style:family="paragraph" style:parent-style-name="List_20_Paragraph">
      <style:paragraph-properties fo:margin-left="0cm" fo:margin-right="0cm" fo:text-indent="0cm" style:auto-text-indent="false"/>
      <style:text-properties officeooo:paragraph-rsid="00421cf5"/>
    </style:style>
    <style:style style:name="P47" style:family="paragraph" style:parent-style-name="List_20_Paragraph">
      <style:paragraph-properties fo:margin-left="0cm" fo:margin-right="0cm" fo:text-indent="0cm" style:auto-text-indent="false"/>
      <style:text-properties officeooo:paragraph-rsid="00439633"/>
    </style:style>
    <style:style style:name="P48" style:family="paragraph" style:parent-style-name="Standard" style:list-style-name="L1">
      <style:text-properties officeooo:rsid="0012608b" officeooo:paragraph-rsid="0013e3a1"/>
    </style:style>
    <style:style style:name="P49" style:family="paragraph" style:parent-style-name="Standard" style:list-style-name="L1">
      <style:text-properties officeooo:rsid="0012608b" officeooo:paragraph-rsid="0012608b"/>
    </style:style>
    <style:style style:name="P50" style:family="paragraph" style:parent-style-name="Standard">
      <style:text-properties officeooo:rsid="002a8305" officeooo:paragraph-rsid="0012608b"/>
    </style:style>
    <style:style style:name="P51" style:family="paragraph" style:parent-style-name="Standard">
      <style:paragraph-properties fo:margin-left="0.751cm" fo:margin-right="0cm" fo:text-indent="0cm" style:auto-text-indent="false"/>
      <style:text-properties fo:color="#000000" loext:opacity="100%" style:font-name="Calibri1" fo:font-size="11pt" officeooo:paragraph-rsid="001c8d08" style:font-name-asian="Times New Roman1" style:font-size-asian="11pt" style:language-asian="en" style:country-asian="GB" style:font-name-complex="Calibri2" style:font-size-complex="11pt"/>
    </style:style>
    <style:style style:name="P52" style:family="paragraph" style:parent-style-name="Standard">
      <style:paragraph-properties fo:margin-left="0.751cm" fo:margin-right="0cm" fo:text-indent="0cm" style:auto-text-indent="false"/>
      <style:text-properties fo:color="#000000" loext:opacity="100%" style:font-name="Calibri1" fo:font-size="11pt" officeooo:rsid="00303d05" officeooo:paragraph-rsid="00303d05" style:font-name-asian="Times New Roman1" style:font-size-asian="11pt" style:language-asian="en" style:country-asian="GB" style:font-name-complex="Calibri2" style:font-size-complex="11pt"/>
    </style:style>
    <style:style style:name="P53" style:family="paragraph" style:parent-style-name="Standard">
      <style:paragraph-properties fo:margin-left="0.751cm" fo:margin-right="0cm" fo:text-indent="-0.635cm" style:auto-text-indent="false"/>
      <style:text-properties fo:color="#000000" loext:opacity="100%" style:font-name="Calibri1" officeooo:paragraph-rsid="00303d05" style:font-name-asian="Times New Roman1" style:language-asian="en" style:country-asian="GB" style:font-name-complex="Calibri2"/>
    </style:style>
    <style:style style:name="P54" style:family="paragraph" style:parent-style-name="Standard">
      <style:text-properties fo:color="#000000" loext:opacity="100%" style:font-name="inherit" fo:font-size="11pt" officeooo:paragraph-rsid="00303d05" style:font-name-asian="Times New Roman1" style:font-size-asian="11pt" style:language-asian="en" style:country-asian="GB" style:font-name-complex="Calibri2" style:font-size-complex="11pt"/>
    </style:style>
    <style:style style:name="P55" style:family="paragraph" style:parent-style-name="Standard">
      <style:paragraph-properties fo:break-before="page"/>
      <style:text-properties officeooo:paragraph-rsid="00303d05"/>
    </style:style>
    <style:style style:name="T1" style:family="text">
      <style:text-properties officeooo:rsid="0013e3a1"/>
    </style:style>
    <style:style style:name="T2" style:family="text">
      <style:text-properties fo:font-weight="bold" style:font-weight-asian="bold" style:font-weight-complex="bold"/>
    </style:style>
    <style:style style:name="T3" style:family="text">
      <style:text-properties fo:font-weight="bold" officeooo:rsid="00159744" style:font-weight-asian="bold" style:font-weight-complex="bold"/>
    </style:style>
    <style:style style:name="T4" style:family="text">
      <style:text-properties officeooo:rsid="0012608b"/>
    </style:style>
    <style:style style:name="T5" style:family="text">
      <style:text-properties officeooo:rsid="0023ba0a"/>
    </style:style>
    <style:style style:name="T6" style:family="text">
      <style:text-properties officeooo:rsid="0027a10d"/>
    </style:style>
    <style:style style:name="T7" style:family="text">
      <style:text-properties officeooo:rsid="00299fd3"/>
    </style:style>
    <style:style style:name="T8" style:family="text">
      <style:text-properties officeooo:rsid="002a8305"/>
    </style:style>
    <style:style style:name="T9" style:family="text">
      <style:text-properties officeooo:rsid="002e4573"/>
    </style:style>
    <style:style style:name="T10" style:family="text">
      <style:text-properties officeooo:rsid="00303d05"/>
    </style:style>
    <style:style style:name="T11" style:family="text">
      <style:text-properties fo:color="#000000" loext:opacity="100%" style:font-name="Calibri1" fo:font-size="11pt" style:font-name-asian="Times New Roman1" style:font-size-asian="11pt" style:language-asian="en" style:country-asian="GB" style:font-name-complex="Calibri2" style:font-size-complex="11pt"/>
    </style:style>
    <style:style style:name="T12" style:family="text">
      <style:text-properties fo:color="#000000" loext:opacity="100%" style:font-name="Calibri1" fo:font-size="11pt" officeooo:rsid="0033155d" style:font-name-asian="Times New Roman1" style:font-size-asian="11pt" style:language-asian="en" style:country-asian="GB" style:font-name-complex="Calibri2" style:font-size-complex="11pt"/>
    </style:style>
    <style:style style:name="T13" style:family="text">
      <style:text-properties fo:color="#000000" loext:opacity="100%" style:font-name="Calibri1" fo:font-size="11pt" officeooo:rsid="00341a5a" style:font-name-asian="Times New Roman1" style:font-size-asian="11pt" style:language-asian="en" style:country-asian="GB" style:font-name-complex="Calibri2" style:font-size-complex="11pt"/>
    </style:style>
    <style:style style:name="T14" style:family="text">
      <style:text-properties fo:color="#000000" loext:opacity="100%" style:font-name="Calibri1" fo:font-size="11pt" officeooo:rsid="0034e345" style:font-name-asian="Times New Roman1" style:font-size-asian="11pt" style:language-asian="en" style:country-asian="GB" style:font-name-complex="Calibri2" style:font-size-complex="11pt"/>
    </style:style>
    <style:style style:name="T15" style:family="text">
      <style:text-properties fo:color="#000000" loext:opacity="100%" style:font-name="Calibri1" fo:font-size="11pt" officeooo:rsid="00368aad" style:font-name-asian="Times New Roman1" style:font-size-asian="11pt" style:language-asian="en" style:country-asian="GB" style:font-name-complex="Calibri2" style:font-size-complex="11pt"/>
    </style:style>
    <style:style style:name="T16" style:family="text">
      <style:text-properties fo:color="#000000" loext:opacity="100%" style:font-name="Calibri1" fo:font-size="11pt" officeooo:rsid="0027a10d" style:font-name-asian="Times New Roman1" style:font-size-asian="11pt" style:language-asian="en" style:country-asian="GB" style:font-name-complex="Calibri2" style:font-size-complex="11pt"/>
    </style:style>
    <style:style style:name="T17" style:family="text">
      <style:text-properties fo:color="#000000" loext:opacity="100%" style:font-name="Calibri1" fo:font-size="11pt" officeooo:rsid="002480b4" style:font-name-asian="Times New Roman1" style:font-size-asian="11pt" style:language-asian="en" style:country-asian="GB" style:font-name-complex="Calibri2" style:font-size-complex="11pt"/>
    </style:style>
    <style:style style:name="T18" style:family="text">
      <style:text-properties fo:color="#000000" loext:opacity="100%" style:font-name="Calibri1" fo:font-size="11pt" officeooo:rsid="00299fd3" style:font-name-asian="Times New Roman1" style:font-size-asian="11pt" style:language-asian="en" style:country-asian="GB" style:font-name-complex="Calibri2" style:font-size-complex="11pt"/>
    </style:style>
    <style:style style:name="T19" style:family="text">
      <style:text-properties fo:color="#000000" loext:opacity="100%" style:font-name="Calibri1" fo:font-size="11pt" officeooo:rsid="00402f6d" style:font-name-asian="Times New Roman1" style:font-size-asian="11pt" style:language-asian="en" style:country-asian="GB" style:font-name-complex="Calibri2" style:font-size-complex="11pt"/>
    </style:style>
    <style:style style:name="T20" style:family="text">
      <style:text-properties fo:color="#000000" loext:opacity="100%" style:font-name="Calibri1" fo:font-size="11pt" officeooo:rsid="00421cf5" style:font-name-asian="Times New Roman1" style:font-size-asian="11pt" style:language-asian="en" style:country-asian="GB" style:font-name-complex="Calibri2" style:font-size-complex="11pt"/>
    </style:style>
    <style:style style:name="T21" style:family="text">
      <style:text-properties fo:color="#000000" loext:opacity="100%" style:font-name="Calibri1" fo:font-size="11pt" officeooo:rsid="00439633" style:font-name-asian="Times New Roman1" style:font-size-asian="11pt" style:language-asian="en" style:country-asian="GB" style:font-name-complex="Calibri2" style:font-size-complex="11pt"/>
    </style:style>
    <style:style style:name="T22" style:family="text">
      <style:text-properties officeooo:rsid="003143ca"/>
    </style:style>
    <style:style style:name="T23" style:family="text">
      <style:text-properties officeooo:rsid="00317607"/>
    </style:style>
    <style:style style:name="T24" style:family="text">
      <style:text-properties officeooo:rsid="00384c6b"/>
    </style:style>
    <style:style style:name="T25" style:family="text">
      <style:text-properties officeooo:rsid="00389e2c"/>
    </style:style>
    <style:style style:name="T26" style:family="text">
      <style:text-properties officeooo:rsid="003d9fc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orking Title:</text:p>
      <text:p text:style-name="P7"><text:span text:style-name="T4"><text:tab/>R</text:span>egional <text:span text:style-name="T9">Classification and </text:span>Variations of Sustainable Winegrowers in Australia</text:p>
      <text:p text:style-name="P1"/>
      <text:p text:style-name="P2"><text:span text:style-name="T2">Working aims </text:span><text:span text:style-name="T3">and objectives</text:span><text:span text:style-name="T2">:</text:span></text:p>
      <text:list xml:id="list1316568956" text:style-name="L1">
        <text:list-item>
          <text:p text:style-name="P48"><text:span text:style-name="T1">T</text:span>o analyse and identify <text:span text:style-name="T1">variation within </text:span>the <text:span text:style-name="T1">defined GI </text:span>region’<text:span text:style-name="T1">s</text:span> <text:span text:style-name="T1">of </text:span>the Australian wine industry.</text:p>
        </text:list-item>
        <text:list-item>
          <text:p text:style-name="P49">Identify <text:span text:style-name="T6">the differences in </text:span>the industry and its regions <text:span text:style-name="T6">through Classification Trees</text:span></text:p>
        </text:list-item>
        <text:list-item>
          <text:p text:style-name="P49"><text:span text:style-name="T1">D</text:span>escribe/explain the factors that contribute to these regional variations and clusters</text:p>
        </text:list-item>
      </text:list>
      <text:p text:style-name="P1"/>
      <text:p text:style-name="P1">This paper aims to provide a detailed examination of <text:span text:style-name="T9">the Australian wine industry’s geographical information </text:span>regions and winegrowers within the industry, and how they <text:span text:style-name="T6">differ </text:span>to one another. Additionally, the study aims to identify and understand the factors that contribute to variations, such as <text:span text:style-name="T5">water use</text:span>, climate, and sustainable <text:span text:style-name="T5">W</text:span>inegrowing practices, <text:span text:style-name="T6">and regional pressures </text:span>in order to provide valuable information for industry stakeholders to make more informed decisions by highlighting the strengths and weaknesses of different regions in terms of sustainability.</text:p>
      <text:p text:style-name="P50"/>
      <text:p text:style-name="P4"/>
      <text:p text:style-name="P4">Bullet points are paragraphs or short sections:</text:p>
      <text:list xml:id="list4171624654" text:style-name="WWNum1">
        <text:list-item>
          <text:p text:style-name="P8">Introduction</text:p>
        </text:list-item>
      </text:list>
      <text:list xml:id="list3359764491" text:style-name="WWNum2">
        <text:list-item>
          <text:p text:style-name="P10">Broad problem</text:p>
          <text:list>
            <text:list-item>
              <text:p text:style-name="P10">The broad problem that this paper is the need for a comprehensive analysis and comparison of regional variations and <text:span text:style-name="T6">classification</text:span> within sustainable winegrowers in Australia.</text:p>
            </text:list-item>
          </text:list>
        </text:list-item>
        <text:list-item>
          <text:p text:style-name="P10">Highlight of specific gap in literature</text:p>
          <text:list>
            <text:list-item>
              <text:p text:style-name="P11">The literature currently looks at the comparisons of winemakers regionally or at the specific practices and traits of a region but not at the comparisons of different regions viticultural practices within the lens of sustainability.</text:p>
            </text:list-item>
          </text:list>
        </text:list-item>
        <text:list-item>
          <text:p text:style-name="P10">What has been done before</text:p>
          <text:list>
            <text:list-item>
              <text:p text:style-name="P11">A great deal has been done prior especially around regional properties and traits. The comparison of these specifics is beyond the scope of this paper, however little statistical insight into these differences has been conducted. This is due to a lack of long term and in-depth data sources.</text:p>
            </text:list-item>
          </text:list>
        </text:list-item>
        <text:list-item>
          <text:p text:style-name="P10">Hint at the broad approaches needed to tackle the gap (maybe x2 parags)</text:p>
          <text:list>
            <text:list-item>
              <text:p text:style-name="P11">Summarisation of the data, its strengths, its weaknesses</text:p>
            </text:list-item>
            <text:list-item>
              <text:p text:style-name="P11">Baselines, the use of the GLM, this was an incredibly good base line that sorted regional differences into their approaches i.e bulk grape production or boutique.</text:p>
            </text:list-item>
            <text:list-item>
              <text:p text:style-name="P12">Differences in classifications</text:p>
            </text:list-item>
          </text:list>
        </text:list-item>
        <text:list-item>
          <text:p text:style-name="P10">Clear “here we will fill this gap by….” Paragraph telegraphing the approach and findings</text:p>
          <text:list>
            <text:list-item>
              <text:p text:style-name="P11">Here we fill this gap by examining the unique traits of each region and then compare these traits as well as review <text:span text:style-name="T7">how they differ through classifications</text:span> within variable space to find insights into potential differences.</text:p>
            </text:list-item>
          </text:list>
        </text:list-item>
      </text:list>
      <text:p text:style-name="P5"/>
      <text:list xml:id="list134814464923557" text:continue-list="list4171624654" text:style-name="WWNum1">
        <text:list-item>
          <text:p text:style-name="P8">Methods</text:p>
        </text:list-item>
      </text:list>
      <text:list xml:id="list443538603" text:style-name="WWNum3">
        <text:list-item>
          <text:p text:style-name="P13">Method overview</text:p>
          <text:list>
            <text:list-item>
              <text:p text:style-name="P15">GLM</text:p>
            </text:list-item>
            <text:list-item>
              <text:p text:style-name="P17">CARTS?</text:p>
            </text:list-item>
          </text:list>
        </text:list-item>
        <text:list-item>
          <text:p text:style-name="P13">Data/case study</text:p>
          <text:list>
            <text:list-item>
              <text:p text:style-name="P15">SWA Data</text:p>
            </text:list-item>
          </text:list>
        </text:list-item>
        <text:list-item>
          <text:p text:style-name="P13">Model formulation</text:p>
          <text:list>
            <text:list-item>
              <text:p text:style-name="P19">This is heavily influenced by expert knowledge (Mardi/Liz)</text:p>
            </text:list-item>
          </text:list>
        </text:list-item>
        <text:list-item>
          <text:p text:style-name="P13"><text:soft-page-break/>Model parametrisation</text:p>
          <text:list>
            <text:list-item>
              <text:p text:style-name="P15">The GLM is parameterised by water, emission, and normalised by area with yield <text:span text:style-name="T8">multiplied by average per tonne</text:span> as the predicted variable.</text:p>
            </text:list-item>
            <text:list-item>
              <text:p text:style-name="P15">Clusters is done along multiple axes</text:p>
            </text:list-item>
          </text:list>
        </text:list-item>
        <text:list-item>
          <text:p text:style-name="P13">Performance measures</text:p>
          <text:list>
            <text:list-item>
              <text:p text:style-name="P19">Removal of 4% of data. The top and bottom 0.5% of each variable to remove radicals. These are likely user error but it can be hard to tell.</text:p>
            </text:list-item>
          </text:list>
        </text:list-item>
        <text:list-item>
          <text:p text:style-name="P13">Sensitivity analysis</text:p>
        </text:list-item>
      </text:list>
      <text:p text:style-name="P5"/>
      <text:list xml:id="list134813754471807" text:continue-list="list134814464923557" text:style-name="WWNum1">
        <text:list-item>
          <text:p text:style-name="P8">Results</text:p>
        </text:list-item>
      </text:list>
      <text:list xml:id="list355079980" text:style-name="WWNum4">
        <text:list-item>
          <text:p text:style-name="P23">Compare variables and their distributions</text:p>
          <text:list>
            <text:list-item>
              <text:p text:style-name="P21">Most variables are heavily skewed towards lower values due to the presence of more smaller vineyards than larger. This is also an artefact of the data collection, in that one person may have multiple sites registered but are a single operation.</text:p>
            </text:list-item>
            <text:list-item>
              <text:p text:style-name="P21">A log transform near normalises the data. The use of log transforms results in normal residuals within the GLM model.</text:p>
            </text:list-item>
          </text:list>
        </text:list-item>
        <text:list-item>
          <text:p text:style-name="P23">Compare regions and their distributions</text:p>
          <text:list>
            <text:list-item>
              <text:p text:style-name="P23">Look at the bias in data towards certain regions</text:p>
            </text:list-item>
            <text:list-item>
              <text:p text:style-name="P23">And, look at the bias in recording of certain variables</text:p>
            </text:list-item>
          </text:list>
        </text:list-item>
        <text:list-item>
          <text:p text:style-name="P23">Look at the GLM</text:p>
          <text:list>
            <text:list-item>
              <text:p text:style-name="P23">What regions stand out within the model and what does it explain</text:p>
            </text:list-item>
          </text:list>
        </text:list-item>
        <text:list-item>
          <text:p text:style-name="P23">Look at the clusters</text:p>
          <text:list>
            <text:list-item>
              <text:p text:style-name="P23">Can this be explained by regional differences</text:p>
            </text:list-item>
          </text:list>
        </text:list-item>
        <text:list-item>
          <text:p text:style-name="P25">Sensitivity analysis</text:p>
        </text:list-item>
      </text:list>
      <text:p text:style-name="P5"/>
      <text:list xml:id="list134813975177225" text:continue-list="list134813754471807" text:style-name="WWNum1">
        <text:list-item>
          <text:p text:style-name="P8">Discussion</text:p>
        </text:list-item>
      </text:list>
      <text:list xml:id="list4075893669" text:style-name="WWNum5">
        <text:list-item>
          <text:p text:style-name="P27">Main question and main finding in one parag</text:p>
        </text:list-item>
        <text:list-item>
          <text:p text:style-name="P27">Deeper into the results overall</text:p>
        </text:list-item>
        <text:list-item>
          <text:p text:style-name="P27">Most unexpected result, and why it does/does not match with what you’d expect from the lit</text:p>
        </text:list-item>
        <text:list-item>
          <text:p text:style-name="P27">Main limitations of the model</text:p>
        </text:list-item>
        <text:list-item>
          <text:p text:style-name="P27">Main caveats because the question was too tricky</text:p>
        </text:list-item>
        <text:list-item>
          <text:p text:style-name="P27">Summary parag about how the field has been improved due to these findings – what can we do now that we couldn’t before</text:p>
        </text:list-item>
      </text:list>
      <text:p text:style-name="P51"/>
      <text:p text:style-name="P51"/>
      <text:p text:style-name="P52">===</text:p>
      <text:p text:style-name="P52"/>
      <text:p text:style-name="P55"><text:span text:style-name="T10">R</text:span>egional <text:span text:style-name="T9">Classification and </text:span>Variations of Sustainable Winegrowers in Australia</text:p>
      <text:p text:style-name="P54"/>
      <text:p text:style-name="P54"/>
      <text:p text:style-name="P54"/>
      <text:list xml:id="list1159130437" text:style-name="L3">
        <text:list-header>
          <text:p text:style-name="P40"><text:span text:style-name="T11">Introduction</text:span></text:p>
        </text:list-header>
      </text:list>
      <text:p text:style-name="P41"><text:span text:style-name="T12"/></text:p>
      <text:p text:style-name="P46"><text:span text:style-name="T12">The Australian wine industry is a rich and diverse landscape that is </text:span><text:span text:style-name="T20">separated into multiple regions that help to </text:span><text:span text:style-name="T12">describe the unique varietals and qualities that are </text:span><text:span text:style-name="T21">produced there</text:span><text:span text:style-name="T12">. </text:span><text:span text:style-name="T20">E</text:span><text:span text:style-name="T12">ach </text:span><text:span text:style-name="T20">region </text:span><text:span text:style-name="T21">is</text:span><text:span text:style-name="T12"> </text:span><text:span text:style-name="T20">known as a Geographical Indicator Region (GI Region) </text:span><text:span text:style-name="T21">and </text:span><text:span text:style-name="T20">has </text:span><text:span text:style-name="T12">its </text:span><text:span text:style-name="T20">own </text:span><text:span text:style-name="T12">unique </text:span><text:span text:style-name="T20">mixture of </text:span><text:span text:style-name="T12">climatic and geophysical properties </text:span><text:span text:style-name="T20">(#Cite studies on these regions)</text:span><text:span text:style-name="T12">. </text:span><text:span text:style-name="T20">Many of the geophysical properties of a GI Region contribute to the determination of </text:span><text:span text:style-name="T12">the quality and quantity of grapes produced </text:span><text:span text:style-name="T20">within its vineyard. </text:span><text:span text:style-name="T21">A</text:span><text:span text:style-name="T12">s a result, the average rate paid for grapes varies </text:span><text:span text:style-name="T20">significantly </text:span><text:span text:style-name="T12">between </text:span><text:span text:style-name="T20">these </text:span><text:span text:style-name="T12">regions </text:span><text:span text:style-name="T20">(#Cite wine Australia)</text:span><text:span text:style-name="T12">.</text:span></text:p>
      <text:p text:style-name="P46"><text:span text:style-name="T12"/></text:p>
      <text:p text:style-name="P47"><text:span text:style-name="T12">The literature currently looks at the comparisons of winemakers regionally or at the specific practices and traits of a region, but not at the comparisons of different regions' viticultural practices within the lens of sustainability. While a great deal has been done regarding regional properties and traits, there has been little statistical insight into these differences due to a lack of long-term and in-depth data sources. </text:span><text:span text:style-name="T20">In this study </text:span><text:span text:style-name="T19">we </text:span><text:span text:style-name="T20">use General Linear Models (GLMs) and Classification Trees to </text:span><text:span text:style-name="T19">look at </text:span><text:span text:style-name="T20">what baselines can be established to compare these regions and how these regions differ.</text:span></text:p>
      <text:p text:style-name="P41"><text:span text:style-name="T12"/></text:p>
      <text:list xml:id="list3773990245" text:style-name="L4">
        <text:list-item>
          <text:p text:style-name="P43"><text:span text:style-name="T14">Each GI Region has distinct climatic and geophysical properties</text:span></text:p>
        </text:list-item>
        <text:list-item>
          <text:p text:style-name="P43"><text:span text:style-name="T14">On top of physical differences, regions are separated for the purposes of determining the average rates paid for grapes.</text:span></text:p>
        </text:list-item>
        <text:list-item>
          <text:p text:style-name="P42"><text:span text:style-name="T11">However there are interactions between the two, where some GI Regions such as the warm inland regions, focus on mass production of lower quality graded grapes</text:span></text:p>
        </text:list-item>
        <text:list-item>
          <text:p text:style-name="P44"><text:span text:style-name="T15">Recent pressures on the Australian Winegrowing Industry has effected regions differently due to their unique attributes</text:span></text:p>
        </text:list-item>
        <text:list-item>
          <text:p text:style-name="P44"><text:span text:style-name="T11">The broad problem that this paper is the need for a comprehensive analysis and comparison of regional variations and </text:span><text:span text:style-name="T16">classification</text:span><text:span text:style-name="T11"> within sustainable winegrowers in Australia.</text:span></text:p>
        </text:list-item>
        <text:list-item>
          <text:p text:style-name="P44"><text:span text:style-name="T17">The literature currently looks at the comparisons of winemakers regionally or at the specific practices and traits of a region but not at the comparisons of different regions viticultural practices within the lens of sustainability.</text:span></text:p>
        </text:list-item>
        <text:list-item>
          <text:p text:style-name="P44"><text:span text:style-name="T17">A great deal has been done prior especially around regional properties and traits. The comparison of these specifics is beyond the scope of this paper, however little statistical insight into these differences has been conducted. This is due to a lack of long term and in-depth data sources.</text:span></text:p>
          <text:p text:style-name="P45"><text:span text:style-name="T17"/></text:p>
        </text:list-item>
        <text:list-item>
          <text:p text:style-name="P44"><text:span text:style-name="T17">Summarisation of the data, its strengths, its weaknesses</text:span></text:p>
        </text:list-item>
        <text:list-item>
          <text:p text:style-name="P44"><text:span text:style-name="T17">Baselines, the use of the GLM, this was an incredibly good base line that sorted regional differences into their approaches i.e bulk grape production or boutique.</text:span></text:p>
        </text:list-item>
        <text:list-item>
          <text:p text:style-name="P44"><text:span text:style-name="T16">Differences in classifications</text:span></text:p>
        </text:list-item>
        <text:list-item>
          <text:p text:style-name="P44"><text:span text:style-name="T17">Here we fill this gap by examining the unique traits of each region and then compare these traits as well as review </text:span><text:span text:style-name="T18">how they differ through classifications</text:span><text:span text:style-name="T17"> within variable space to find insights into potential differences.</text:span></text:p>
        </text:list-item>
      </text:list>
      <text:p text:style-name="P53"/>
      <text:list xml:id="list134812871363011" text:continue-list="list134813975177225" text:style-name="WWNum1">
        <text:list-header>
          <text:p text:style-name="P38">Methods</text:p>
          <text:p text:style-name="P29">The data used in this analysis were provided by Sustainable Winegrow<text:span text:style-name="T24">ing</text:span> Australia and contains a decade long record of winegrowers crop input and outputs <text:span text:style-name="T22">with a total of 76 degrees of freedom </text:span><text:span text:style-name="T24">and 5189 sites over 56 GI Regions</text:span><text:span text:style-name="T22">. Where </text:span><text:span text:style-name="T23">15 </text:span><text:span text:style-name="T24">variables were chosen to summarise more granular data for modelling.</text:span></text:p>
        </text:list-header>
      </text:list>
      <text:p text:style-name="P30"><text:soft-page-break/></text:p>
      <text:list xml:id="list770337543" text:style-name="L5">
        <text:list-item>
          <text:p text:style-name="P34">The data was taken down from 6091 original data points were radicals were removed as well as sites that did not record the required variables water, emissions and area.</text:p>
        </text:list-item>
        <text:list-item>
          <text:p text:style-name="P31">To create a baseline estimate of production a Generalised Linear Model was used, where Yield in tonnes per hectare was used as the predicted variable.</text:p>
        </text:list-item>
        <text:list-item>
          <text:p text:style-name="P31">All 15 variables were originally used within the model, however the final model with the least complexity and lowest AIC score only used Total Emissions per hectare and Total water used per hectare.</text:p>
        </text:list-item>
        <text:list-item>
          <text:p text:style-name="P31">The use of these variables was also established through a Principal Component Analysis showing that the three most significant variables describing the variance within the data set were area, water used and total emissions.</text:p>
        </text:list-item>
        <text:list-item>
          <text:p text:style-name="P31">This model was used as a global predictor of productivity, however when comparing regions a selection of <text:span text:style-name="T25">16 regions was used for comparison. These regions were selected as they contained greater than 50 site recordings.</text:span></text:p>
        </text:list-item>
        <text:list-item>
          <text:p text:style-name="P32">Reviewing the ratio of inputs to outputs a linear relationship is clearly apparent, with warmer inland regions reflecting their capacity to produce larger volumes of lower quality grapes than cooler coastal regions.</text:p>
        </text:list-item>
        <text:list-item>
          <text:p text:style-name="P32">To fully address the sustainability of this production measure the average sales price of grapes was used to reflect the viability of selling larger volumes of lower quality grapes at lower prices than higher graded grapes.</text:p>
        </text:list-item>
        <text:list-item>
          <text:p text:style-name="P34">The recording of financials limits the count of sites usable to 1036. To supplement the data the average prices listed for regions used in Wine Autralia’s technical review were used. This increased the usable points to 3342.</text:p>
        </text:list-item>
        <text:list-item>
          <text:p text:style-name="P35">After the establishment of these comparable baselines The regions were classified using a Classification Tree to determine the discerning attributes of the different regions.</text:p>
        </text:list-item>
        <text:list-item>
          <text:p text:style-name="P35">Due to several of the regions being over looked by the classifier. The regions were amalgamated into their regional climate profiles defined by their temperatures and rainfalls.</text:p>
        </text:list-item>
      </text:list>
      <text:p text:style-name="P30"/>
      <text:list xml:id="list134812547326754" text:continue-list="list443538603" text:style-name="WWNum3">
        <text:list-item>
          <text:p text:style-name="P14">Method overview</text:p>
          <text:list>
            <text:list-item>
              <text:p text:style-name="P16">GLM</text:p>
            </text:list-item>
            <text:list-item>
              <text:p text:style-name="P18">CARTS?</text:p>
            </text:list-item>
          </text:list>
        </text:list-item>
        <text:list-item>
          <text:p text:style-name="P14">Data/case study</text:p>
          <text:list>
            <text:list-item>
              <text:p text:style-name="P16">SWA Data</text:p>
            </text:list-item>
          </text:list>
        </text:list-item>
        <text:list-item>
          <text:p text:style-name="P14">Model formulation</text:p>
          <text:list>
            <text:list-item>
              <text:p text:style-name="P20">This is heavily influenced by expert knowledge (Mardi/Liz)</text:p>
            </text:list-item>
          </text:list>
        </text:list-item>
        <text:list-item>
          <text:p text:style-name="P14">Model parametrisation</text:p>
          <text:list>
            <text:list-item>
              <text:p text:style-name="P16">The GLM is parameterised by water, emission, and normalised by area with yield <text:span text:style-name="T8">multiplied by average per tonne</text:span> as the predicted variable.</text:p>
            </text:list-item>
            <text:list-item>
              <text:p text:style-name="P16">Clusters is done along multiple axes</text:p>
            </text:list-item>
          </text:list>
        </text:list-item>
        <text:list-item>
          <text:p text:style-name="P14">Performance measures</text:p>
          <text:list>
            <text:list-item>
              <text:p text:style-name="P20">Removal of 4% of data. The top and bottom 0.5% of each variable to remove radicals. These are likely user error but it can be hard to tell.</text:p>
            </text:list-item>
          </text:list>
        </text:list-item>
        <text:list-item>
          <text:p text:style-name="P14">Sensitivity analysis</text:p>
          <text:list>
            <text:list-item>
              <text:p text:style-name="P36">The use of logarithmic transforms ensured the residuals of the GLM were normally distributed.</text:p>
            </text:list-item>
          </text:list>
        </text:list-item>
      </text:list>
      <text:p text:style-name="P53"/>
      <text:list xml:id="list134814460471313" text:continue-list="list134812871363011" text:style-name="WWNum1">
        <text:list-item>
          <text:p text:style-name="P9">Results</text:p>
        </text:list-item>
      </text:list>
      <text:list xml:id="list134813001645558" text:continue-list="list355079980" text:style-name="WWNum4">
        <text:list-item>
          <text:p text:style-name="P24">Compare variables and their distributions</text:p>
          <text:list>
            <text:list-item>
              <text:p text:style-name="P22">Most variables are heavily skewed towards lower values due to the presence of more smaller vineyards than larger. This is also an artefact of the data collection, in that one person may have multiple sites registered but are a single operation.</text:p>
            </text:list-item>
            <text:list-item>
              <text:p text:style-name="P22"><text:soft-page-break/>A log transform near normalises the data. The use of log transforms results in normal residuals within the GLM model.</text:p>
            </text:list-item>
          </text:list>
        </text:list-item>
        <text:list-item>
          <text:p text:style-name="P24">Compare regions and their distributions</text:p>
          <text:list>
            <text:list-item>
              <text:p text:style-name="P24">Look at the bias in data towards certain regions</text:p>
            </text:list-item>
            <text:list-item>
              <text:p text:style-name="P24">And, look at the bias in recording of certain variables</text:p>
            </text:list-item>
          </text:list>
        </text:list-item>
        <text:list-item>
          <text:p text:style-name="P24">Look at the GLM</text:p>
          <text:list>
            <text:list-item>
              <text:p text:style-name="P24">What regions stand out within the model and what does it explain</text:p>
            </text:list-item>
            <text:list-item>
              <text:p text:style-name="P37">There is a definite separation from warmer regions than cooler regions in the amount of grapes that can be produced.</text:p>
            </text:list-item>
            <text:list-item>
              <text:p text:style-name="P37">Comparatively when the avereage price per tonne is included the tone changes with cooler regions able have a higher ratio of sales price and tonnage than warmer regions. Essentially this disparity is completely reversed.</text:p>
            </text:list-item>
          </text:list>
        </text:list-item>
        <text:list-item>
          <text:p text:style-name="P24">Look at the <text:span text:style-name="T26">Classification</text:span></text:p>
          <text:list>
            <text:list-item>
              <text:p text:style-name="P37">The classifier shows a similar dependence in water and emission use to discern between inland and coastal GI Regions.</text:p>
            </text:list-item>
            <text:list-item>
              <text:p text:style-name="P37">Climatologically the classifier highlights the use of fungicides as well as the same water use.</text:p>
            </text:list-item>
            <text:list-item>
              <text:p text:style-name="P37">The split using fungicides reflects the greater disease preussure in coastal regions due to cooler and damper regions promoting the growth of fungal diseases for grapes.</text:p>
            </text:list-item>
          </text:list>
        </text:list-item>
        <text:list-item>
          <text:p text:style-name="P26">Sensitivity analysis</text:p>
        </text:list-item>
      </text:list>
      <text:p text:style-name="P53"/>
      <text:list xml:id="list134812645043268" text:continue-list="list134814460471313" text:style-name="WWNum1">
        <text:list-header>
          <text:p text:style-name="P39"><text:span text:style-name="T25">D</text:span>iscussion</text:p>
          <text:p text:style-name="P33">The inclusion of this measure reflects a different story, with some of the most efficient regions, particularly those in the warm inland regions, suffering from lower margins compared to the invested fuel and water.</text:p>
          <text:p text:style-name="P33">The difficult margins are reflected within the wine australia reports released over the past decade in which the warm inland regions have not been profitable.</text:p>
          <text:p text:style-name="P33">The issue of loss of profits has largely been contributed to both the COVID-19 Pandemic as well as international pressures, with the international market buying less Australian Wine.</text:p>
        </text:list-header>
      </text:list>
      <text:list xml:id="list134813324305467" text:continue-list="list4075893669" text:style-name="WWNum5">
        <text:list-item>
          <text:p text:style-name="P28">Main question and main finding in one parag</text:p>
        </text:list-item>
        <text:list-item>
          <text:p text:style-name="P28">Deeper into the results overall</text:p>
        </text:list-item>
        <text:list-item>
          <text:p text:style-name="P28">Most unexpected result, and why it does/does not match with what you’d expect from the lit</text:p>
        </text:list-item>
        <text:list-item>
          <text:p text:style-name="P28">Main limitations of the model</text:p>
        </text:list-item>
        <text:list-item>
          <text:p text:style-name="P28">Main caveats because the question was too tricky</text:p>
        </text:list-item>
        <text:list-item>
          <text:p text:style-name="P28">Summary parag about how the field has been improved due to these findings – what can we do now that we couldn’t before</text:p>
        </text:list-item>
      </text:list>
      <text:p text:style-name="P52"/>
      <text:p text:style-name="P52"/>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roma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pitch="variable"/>
    <style:font-face style:name="Noto Sans CJK SC1" svg:font-family="'Noto Sans CJK SC'" style:font-family-generic="system" style:font-pitch="variable"/>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imes New Roman" svg:font-family="'Times New 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2-09T13:48:12.353633213</dc:date>
    <dc:creator>Bryce Polley</dc:creator>
    <meta:editing-duration>PT4H13M47S</meta:editing-duration>
    <meta:editing-cycles>17</meta:editing-cycles>
    <meta:generator>LibreOffice/7.3.7.2$Linux_X86_64 LibreOffice_project/30$Build-2</meta:generator>
    <meta:document-statistic meta:table-count="0" meta:image-count="0" meta:object-count="0" meta:page-count="5" meta:paragraph-count="123" meta:word-count="2027" meta:character-count="12251" meta:non-whitespace-character-count="10450"/>
    <meta:user-defined meta:name="ZOTERO_PREF_1">&lt;data data-version="3" zotero-version="6.0.20"&gt;&lt;session id="Dfl1zXOs"/&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office:meta>
</office:document-meta>
</file>